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23H22M59.110051S" calcext:value-type="time">
            <text:p>1123:2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4H34M53.194S" calcext:value-type="time">
            <text:p>04:34</text:p>
          </table:table-cell>
          <table:table-cell table:style-name="ce24"/>
          <table:table-cell table:style-name="ce30" office:value-type="string" calcext:value-type="string">
            <text:p>Wire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28H12M49.5S" calcext:value-type="time">
            <text:p>28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08:07:48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9T12:20:12.572000000</dc:date>
    <meta:editing-duration>P49DT11H4M59S</meta:editing-duration>
    <meta:editing-cycles>1306</meta:editing-cycles>
    <meta:generator>LibreOffice/7.2.6.2$Windows_X86_64 LibreOffice_project/b0ec3a565991f7569a5a7f5d24fed7f52653d754</meta:generator>
    <meta:document-statistic meta:table-count="2" meta:cell-count="1600" meta:object-count="0"/>
  </office:meta>
</office:document-meta>
</file>